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weight-asian="normal"/>
    </style:style>
    <style:style style:name="T5" style:family="text">
      <style:text-properties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/>
      <text:p text:style-name="P4">Q1. Constructors</text:p>
      <text:p text:style-name="P2"><text:s text:c="4"/>Define a class String, include constructor that will enable us to create uninitialized string</text:p>
      <text:p text:style-name="P2"><text:s text:c="4"/>String S1; // String with length 0</text:p>
      <text:p text:style-name="P2"><text:s text:c="4"/>ans also to intialize with string Constant at time of creation like</text:p>
      <text:p text:style-name="P2"><text:s text:c="4"/>String S2("Well Done");</text:p>
      <text:p text:style-name="P2"><text:s text:c="4"/>Design a Distructor for the class String.</text:p>
      <text:p text:style-name="Standard"/>
      <text:p text:style-name="Standard"><text:span text:style-name="T1">Ans:</text:span> </text:p>
      <text:p text:style-name="Standard"><text:s text:c="4"/>#include&lt;iostream&gt;</text:p>
      <text:p text:style-name="Standard"><text:s text:c="4"/>using std::cout;</text:p>
      <text:p text:style-name="Standard"><text:s text:c="4"/>using std::endl;</text:p>
      <text:p text:style-name="Standard"><text:s text:c="4"/>class String {<text:tab/></text:p>
      <text:p text:style-name="Standard"><text:s text:c="4"/>private :</text:p>
      <text:p text:style-name="Standard"><text:tab/> <text:s text:c="3"/>char *ptr;</text:p>
      <text:p text:style-name="Standard"><text:s text:c="4"/>public :</text:p>
      <text:p text:style-name="Standard"><text:tab/> <text:s text:c="3"/>String(){</text:p>
      <text:p text:style-name="Standard"><text:tab/> <text:s text:c="7"/><text:tab/><text:tab/>ptr = new char;</text:p>
      <text:p text:style-name="Standard"><text:tab/><text:tab/> <text:s text:c="6"/><text:tab/>*ptr = '\n';</text:p>
      <text:p text:style-name="Standard"><text:tab/> <text:s text:c="3"/>}</text:p>
      <text:p text:style-name="Standard"><text:s text:c="8"/><text:tab/> <text:s text:c="3"/>String(char *Strptr){</text:p>
      <text:p text:style-name="Standard"><text:tab/><text:tab/> <text:s text:c="7"/><text:tab/>ptr = Strptr;</text:p>
      <text:p text:style-name="Standard"><text:tab/> <text:s text:c="3"/>}</text:p>
      <text:p text:style-name="Standard"><text:tab/> <text:s text:c="3"/>void Display(){</text:p>
      <text:p text:style-name="Standard"><text:tab/><text:tab/> <text:s text:c="7"/>cout &lt;&lt; endl &lt;&lt; "String : " &lt;&lt; ptr &lt;&lt; endl;</text:p>
      <text:p text:style-name="Standard"><text:tab/> <text:s text:c="3"/>}</text:p>
      <text:p text:style-name="Standard"><text:tab/> <text:s text:c="3"/>~String(){</text:p>
      <text:p text:style-name="Standard"><text:tab/><text:tab/> <text:s text:c="8"/>cout &lt;&lt; endl &lt;&lt; "Distructor Called";</text:p>
      <text:p text:style-name="Standard"><text:tab/> <text:s text:c="4"/>}</text:p>
      <text:p text:style-name="Standard"><text:s text:c="4"/>}; <text:s/></text:p>
      <text:p text:style-name="Standard"><text:s text:c="4"/>int main(){</text:p>
      <text:p text:style-name="Standard"><text:tab/> <text:s text:c="3"/>String S1;</text:p>
      <text:p text:style-name="Standard"><text:tab/> <text:s text:c="3"/>String S2("Hello World");</text:p>
      <text:p text:style-name="Standard"><text:tab/> <text:s text:c="3"/>cout &lt;&lt; endl &lt;&lt; "Value of S1 :";</text:p>
      <text:p text:style-name="Standard"><text:tab/> <text:s text:c="3"/>S1.Display();</text:p>
      <text:p text:style-name="Standard"><text:tab/> <text:s text:c="3"/>cout &lt;&lt; endl &lt;&lt; "Value of S2 :";</text:p>
      <text:p text:style-name="Standard"><text:tab/> <text:s text:c="3"/>S2.Display();</text:p>
      <text:p text:style-name="Standard"><text:tab/> <text:s text:c="3"/>return 0;</text:p>
      <text:p text:style-name="Standard"><text:s text:c="4"/>}</text:p>
      <text:p text:style-name="Standard"/>
      <text:p text:style-name="Standard"/>
      <text:p text:style-name="P1"/>
      <text:p text:style-name="P4">Q2. Constructor &amp; Distructor</text:p>
      <text:p text:style-name="Standard"><text:s text:c="4"/>Define a class String, include constructor that will enable us to create uninitialized string</text:p>
      <text:p text:style-name="Standard"><text:s text:c="4"/>String S1; // String with length 0</text:p>
      <text:p text:style-name="Standard"><text:s text:c="4"/>ans also to intialize with string Constant at time of creation like</text:p>
      <text:p text:style-name="Standard"><text:s text:c="4"/>String S2("Well Done");</text:p>
      <text:p text:style-name="Standard"/>
      <text:p text:style-name="P1">Ans:</text:p>
      <text:p text:style-name="Standard"><text:s text:c="4"/>#include&lt;iostream&gt;</text:p>
      <text:p text:style-name="Standard"/>
      <text:p text:style-name="Standard"><text:s text:c="4"/>using std::cout;</text:p>
      <text:p text:style-name="Standard"><text:s text:c="4"/>using std::endl;</text:p>
      <text:p text:style-name="Standard"/>
      <text:p text:style-name="Standard"><text:s text:c="4"/>class String{<text:tab/></text:p>
      <text:p text:style-name="Standard"><text:s text:c="4"/>private :</text:p>
      <text:p text:style-name="Standard"><text:tab/> <text:s text:c="3"/>char *ptr;</text:p>
      <text:p text:style-name="Standard"> <text:s text:c="3"/>public :</text:p>
      <text:p text:style-name="Standard"><text:tab/> <text:s text:c="3"/>String(){</text:p>
      <text:p text:style-name="Standard"><text:tab/><text:tab/> <text:s text:c="3"/>ptr = new char;</text:p>
      <text:p text:style-name="Standard"><text:tab/><text:tab/> <text:s text:c="3"/>*ptr = '\n';</text:p>
      <text:p text:style-name="Standard"><text:tab/> <text:s text:c="3"/>}</text:p>
      <text:p text:style-name="Standard"><text:tab/> <text:s text:c="3"/>String(char *Strptr) {</text:p>
      <text:p text:style-name="Standard"><text:tab/><text:tab/> <text:s text:c="3"/>ptr = Strptr;</text:p>
      <text:p text:style-name="Standard"><text:tab/> <text:s text:c="3"/>}</text:p>
      <text:p text:style-name="Standard"><text:tab/> <text:s text:c="3"/>void Display() {</text:p>
      <text:p text:style-name="Standard"><text:tab/><text:tab/> <text:s text:c="3"/>cout &lt;&lt; endl &lt;&lt; "String : " &lt;&lt; ptr &lt;&lt; endl;</text:p>
      <text:p text:style-name="Standard"><text:tab/> <text:s text:c="3"/>}</text:p>
      <text:p text:style-name="Standard"><text:s text:c="5"/>};</text:p>
      <text:p text:style-name="Standard"/>
      <text:p text:style-name="Standard"><text:s text:c="4"/>int main() {</text:p>
      <text:p text:style-name="Standard"><text:tab/> <text:s text:c="3"/>String S1;</text:p>
      <text:p text:style-name="Standard"><text:tab/> <text:s text:c="3"/>String S2("Hello World");</text:p>
      <text:p text:style-name="Standard"/>
      <text:p text:style-name="Standard"><text:tab/> <text:s text:c="3"/>cout &lt;&lt; endl &lt;&lt; "Value of S1 :";</text:p>
      <text:p text:style-name="Standard"><text:tab/> <text:s text:c="3"/>S1.Display();</text:p>
      <text:p text:style-name="Standard"><text:tab/></text:p>
      <text:p text:style-name="Standard"><text:tab/> <text:s text:c="3"/>cout &lt;&lt; endl &lt;&lt; "Value of S2 :";</text:p>
      <text:p text:style-name="Standard"><text:tab/> <text:s text:c="3"/>S2.Display();</text:p>
      <text:p text:style-name="Standard"><text:tab/> <text:s text:c="3"/>return 0;</text:p>
      <text:p text:style-name="Standard"><text:s text:c="4"/>}</text:p>
      <text:p text:style-name="Standard"/>
      <text:p text:style-name="Standard"/>
      <text:p text:style-name="P1"/>
      <text:p text:style-name="P4">Q3. <text:s/>Function Overloading</text:p>
      <text:p text:style-name="Standard">Write a function power() to raise a number m to a power n. The function takes a double value for m and int value for n, and returns result correctly .Use a default value of two for n to make the function to calculate squares when this argument is omitted. User function overloading to enter <text:s text:c="2"/>value of m as int also. Write a main that gets the values of m and n from the user to test the function.</text:p>
      <text:p text:style-name="Standard"/>
      <text:p text:style-name="P1">Ans: </text:p>
      <text:p text:style-name="Standard"><text:s text:c="4"/>#include&lt;iostream&gt;</text:p>
      <text:p text:style-name="Standard"/>
      <text:p text:style-name="Standard"><text:s text:c="4"/>using std::cout;</text:p>
      <text:p text:style-name="Standard"><text:s text:c="4"/>using std::endl;</text:p>
      <text:p text:style-name="Standard"/>
      <text:p text:style-name="Standard"><text:s text:c="4"/>double Power(double m, int n = 2)</text:p>
      <text:p text:style-name="Standard"><text:s text:c="4"/>{</text:p>
      <text:p text:style-name="Standard"><text:tab/> <text:s text:c="14"/>return ((n == 0) ? 1 : ((n &lt;= 1)? m : m * Power(m, --n)));</text:p>
      <text:p text:style-name="Standard"><text:s text:c="4"/>}</text:p>
      <text:p text:style-name="Standard"/>
      <text:p text:style-name="Standard"><text:s text:c="4"/>long int Power(int m, int n = 2)</text:p>
      <text:p text:style-name="Standard"><text:s text:c="4"/>{</text:p>
      <text:p text:style-name="Standard"><text:tab/> <text:s text:c="7"/><text:tab/>return ((n == 0) ? 1 : ((n &lt;= 1)? m : m * Power(m, --n)));</text:p>
      <text:p text:style-name="Standard"><text:s text:c="4"/>}</text:p>
      <text:p text:style-name="Standard"/>
      <text:p text:style-name="Standard"><text:s text:c="4"/>int main()</text:p>
      <text:p text:style-name="Standard"><text:s text:c="4"/>{</text:p>
      <text:p text:style-name="Standard"><text:tab/> <text:s text:c="3"/>cout &lt;&lt; endl &lt;&lt; "Power(2.34, 5) = " &lt;&lt; Power(2.34, 5);</text:p>
      <text:p text:style-name="Standard"><text:tab/> <text:s text:c="3"/>cout &lt;&lt; endl &lt;&lt; "Power(2, 5) = " &lt;&lt; Power(2, 5);</text:p>
      <text:p text:style-name="Standard"><text:tab/> <text:s text:c="3"/>cout &lt;&lt; endl &lt;&lt; "Power(10.10) = " &lt;&lt; Power(10.10);</text:p>
      <text:p text:style-name="Standard"><text:tab/> <text:s text:c="3"/>cout &lt;&lt; endl &lt;&lt; "Power(10) = " &lt;&lt; <text:s/>Power(10);</text:p>
      <text:p text:style-name="Standard"><text:tab/> <text:s text:c="3"/>cout &lt;&lt; endl;</text:p>
      <text:p text:style-name="Standard"><text:tab/> <text:s text:c="3"/>return 0;</text:p>
      <text:p text:style-name="Standard"><text:s text:c="4"/>}</text:p>
      <text:p text:style-name="Standard"/>
      <text:p text:style-name="P4">Q4. Operator Overloading</text:p>
      <text:p text:style-name="Standard">Create a class FLOAT that contains one float data member. Overload all the four arithmetic operators so that they operate on the objects of FLOAT.</text:p>
      <text:p text:style-name="Standard"/>
      <text:p text:style-name="Standard">Ans:</text:p>
      <text:p text:style-name="Standard"><text:s text:c="4"/>#include&lt;iostream&gt;</text:p>
      <text:p text:style-name="Standard"/>
      <text:p text:style-name="Standard"><text:s text:c="4"/>using std::cout;</text:p>
      <text:p text:style-name="Standard"><text:s text:c="4"/>using std::cin;</text:p>
      <text:p text:style-name="Standard"><text:s text:c="4"/>using std::endl;</text:p>
      <text:p text:style-name="Standard"/>
      <text:p text:style-name="Standard"><text:s text:c="4"/>class FLOAT {</text:p>
      <text:p text:style-name="Standard"><text:s text:c="4"/>private:</text:p>
      <text:p text:style-name="Standard"><text:tab/> <text:s text:c="3"/>float data;</text:p>
      <text:p text:style-name="Standard"><text:s text:c="4"/>public:</text:p>
      <text:p text:style-name="Standard"><text:tab/> <text:s text:c="3"/>FLOAT(){</text:p>
      <text:p text:style-name="Standard"><text:tab/><text:tab/> <text:s text:c="3"/>data = 0;</text:p>
      <text:p text:style-name="Standard"><text:tab/> <text:s text:c="3"/>}</text:p>
      <text:p text:style-name="Standard"><text:tab/> <text:s text:c="3"/>FLOAT(float data) {</text:p>
      <text:p text:style-name="Standard"><text:tab/><text:tab/> <text:s text:c="3"/>this-&gt;data = data;</text:p>
      <text:p text:style-name="Standard"><text:tab/> <text:s text:c="3"/>}</text:p>
      <text:p text:style-name="Standard"><text:tab/> <text:s text:c="3"/>FLOAT operator+(FLOAT Ob){</text:p>
      <text:p text:style-name="Standard"><text:tab/><text:tab/> <text:s text:c="3"/>Ob.data += data;</text:p>
      <text:p text:style-name="Standard"><text:tab/><text:tab/> <text:s text:c="3"/>return Ob;</text:p>
      <text:p text:style-name="Standard"><text:tab/> <text:s text:c="3"/>}</text:p>
      <text:p text:style-name="Standard"><text:tab/> <text:s text:c="3"/>FLOAT operator-(FLOAT Ob){</text:p>
      <text:p text:style-name="Standard"><text:tab/><text:tab/> <text:s text:c="3"/>Ob.data = data - Ob.data;</text:p>
      <text:p text:style-name="Standard"><text:tab/><text:tab/> <text:s text:c="3"/>return Ob;</text:p>
      <text:p text:style-name="Standard"><text:tab/> <text:s text:c="3"/>}</text:p>
      <text:p text:style-name="Standard"><text:tab/> <text:s text:c="3"/>FLOAT operator*(FLOAT Ob){</text:p>
      <text:p text:style-name="Standard"><text:tab/><text:tab/> <text:s text:c="3"/>Ob.data *= data;</text:p>
      <text:p text:style-name="Standard"><text:tab/><text:tab/> <text:s text:c="3"/>return Ob;</text:p>
      <text:p text:style-name="Standard"><text:tab/> <text:s text:c="3"/>}</text:p>
      <text:p text:style-name="Standard"><text:tab/> <text:s text:c="3"/>FLOAT operator/(FLOAT Ob){</text:p>
      <text:p text:style-name="Standard"><text:tab/><text:tab/> <text:s text:c="3"/>Ob.data = data / Ob.data;</text:p>
      <text:p text:style-name="Standard"><text:tab/><text:tab/> <text:s text:c="3"/>return Ob;</text:p>
      <text:p text:style-name="Standard"><text:tab/> <text:s text:c="3"/>}</text:p>
      <text:p text:style-name="Standard"><text:tab/> <text:s text:c="3"/>void operator=(double data){</text:p>
      <text:p text:style-name="Standard"><text:tab/><text:tab/> <text:s text:c="3"/>this-&gt;data = data;</text:p>
      <text:p text:style-name="Standard"><text:tab/> <text:s text:c="3"/>}</text:p>
      <text:p text:style-name="Standard"><text:tab/> <text:s text:c="4"/>void operator=(FLOAT Ob){</text:p>
      <text:p text:style-name="Standard"><text:tab/><text:tab/> <text:s text:c="3"/>data = Ob.data;</text:p>
      <text:p text:style-name="Standard"><text:tab/> <text:s text:c="3"/>}</text:p>
      <text:p text:style-name="Standard"><text:soft-page-break/><text:tab/> <text:s text:c="3"/>void DisplayData(){</text:p>
      <text:p text:style-name="Standard"><text:tab/><text:tab/> <text:s text:c="3"/>cout &lt;&lt; data;</text:p>
      <text:p text:style-name="Standard"><text:tab/><text:tab/> <text:s text:c="3"/>return;</text:p>
      <text:p text:style-name="Standard"><text:tab/> <text:s text:c="3"/>}</text:p>
      <text:p text:style-name="Standard"><text:s text:c="4"/>};</text:p>
      <text:p text:style-name="Standard"/>
      <text:p text:style-name="Standard"><text:s text:c="5"/>int main(){</text:p>
      <text:p text:style-name="Standard"><text:tab/> <text:s text:c="3"/>FLOAT Ob1, Ob2(23.34), Ob3 = 10;</text:p>
      <text:p text:style-name="Standard"><text:tab/></text:p>
      <text:p text:style-name="Standard"><text:tab/> <text:s text:c="3"/>cout &lt;&lt; endl &lt;&lt; "Value of Ob1 = ";</text:p>
      <text:p text:style-name="Standard"><text:tab/> <text:s text:c="3"/>Ob1.DisplayData();</text:p>
      <text:p text:style-name="Standard"><text:tab/></text:p>
      <text:p text:style-name="Standard"><text:tab/> <text:s text:c="3"/>Ob1 = 100;</text:p>
      <text:p text:style-name="Standard"><text:tab/></text:p>
      <text:p text:style-name="Standard"><text:tab/> <text:s text:c="3"/>cout &lt;&lt; endl &lt;&lt; "Value of Ob1 = ";</text:p>
      <text:p text:style-name="Standard"><text:tab/> <text:s text:c="3"/>Ob1.DisplayData();</text:p>
      <text:p text:style-name="Standard"><text:tab/></text:p>
      <text:p text:style-name="Standard"><text:tab/> <text:s text:c="3"/>cout &lt;&lt; endl &lt;&lt; "Value of Ob2 = ";</text:p>
      <text:p text:style-name="Standard"><text:tab/> <text:s text:c="3"/>Ob2.DisplayData();</text:p>
      <text:p text:style-name="Standard"><text:tab/></text:p>
      <text:p text:style-name="Standard"><text:tab/> <text:s text:c="3"/>cout &lt;&lt; endl &lt;&lt; "Value of Ob3 = ";</text:p>
      <text:p text:style-name="Standard"><text:tab/> <text:s text:c="3"/>Ob3.DisplayData();</text:p>
      <text:p text:style-name="Standard"/>
      <text:p text:style-name="Standard"><text:tab/> <text:s text:c="3"/>Ob3 = Ob1 + Ob2;</text:p>
      <text:p text:style-name="Standard"><text:tab/> <text:s text:c="3"/>cout &lt;&lt; endl &lt;&lt; "Value of Ob1 + Ob2 = ";</text:p>
      <text:p text:style-name="Standard"><text:tab/> <text:s text:c="3"/>Ob3.DisplayData();</text:p>
      <text:p text:style-name="Standard"><text:tab/></text:p>
      <text:p text:style-name="Standard"><text:tab/> <text:s text:c="3"/>Ob3 = Ob1 - Ob2;<text:tab/></text:p>
      <text:p text:style-name="Standard"><text:tab/> <text:s text:c="3"/>cout &lt;&lt; endl &lt;&lt; "Value of Ob1 - Ob2 = ";</text:p>
      <text:p text:style-name="Standard"><text:tab/> <text:s text:c="3"/>Ob3.DisplayData();</text:p>
      <text:p text:style-name="Standard"/>
      <text:p text:style-name="Standard"><text:tab/> <text:s text:c="3"/>Ob3 = Ob1 * Ob2;<text:tab/></text:p>
      <text:p text:style-name="Standard"><text:tab/> <text:s text:c="3"/>cout &lt;&lt; endl &lt;&lt; "Value of Ob1 * Ob2 = ";</text:p>
      <text:p text:style-name="Standard"><text:tab/> <text:s text:c="3"/>Ob3.DisplayData();</text:p>
      <text:p text:style-name="Standard"/>
      <text:p text:style-name="Standard"><text:tab/> <text:s text:c="3"/>Ob3 = Ob1 / Ob2;<text:tab/></text:p>
      <text:p text:style-name="Standard"><text:tab/> <text:s text:c="3"/>cout &lt;&lt; endl &lt;&lt; "Value of Ob1 / Ob2 = ";</text:p>
      <text:p text:style-name="Standard"><text:s text:c="12"/>Ob3.DisplayData();</text:p>
      <text:p text:style-name="Standard"><text:tab/></text:p>
      <text:p text:style-name="Standard"><text:tab/> <text:s text:c="3"/>return 0;<text:tab/><text:tab/></text:p>
      <text:p text:style-name="Standard"><text:s text:c="4"/>}</text:p>
      <text:p text:style-name="Standard"/>
      <text:p text:style-name="Standard"/>
      <text:p text:style-name="P4">Q5. Class and Objects</text:p>
      <text:p text:style-name="P3"><text:s text:c="3"/>Example of class and objects programming in C++.</text:p>
      <text:p text:style-name="P3"/>
      <text:p text:style-name="P1">Ans :</text:p>
      <text:p text:style-name="P3">#include&lt;iostream.h&gt;</text:p>
      <text:p text:style-name="P3">#include&lt;conio.h&gt;</text:p>
      <text:p text:style-name="P3">class acount{</text:p>
      <text:p text:style-name="P3"><text:tab/>char name[30];</text:p>
      <text:p text:style-name="P3"><text:tab/>int ac_no,t;</text:p>
      <text:p text:style-name="P3"><text:tab/>float wdraw,depo,bal;</text:p>
      <text:p text:style-name="P3">public:</text:p>
      <text:p text:style-name="P3"><text:tab/>acount(void){</text:p>
      <text:p text:style-name="P3"><text:tab/><text:tab/>wdraw=0;</text:p>
      <text:p text:style-name="P3"><text:tab/><text:tab/>depo=0;</text:p>
      <text:p text:style-name="P3"><text:tab/><text:tab/>bal=0;</text:p>
      <text:p text:style-name="P3"><text:tab/>}</text:p>
      <text:p text:style-name="P3"><text:tab/>void input(void){</text:p>
      <text:p text:style-name="P3"><text:tab/><text:tab/>cout &lt;&lt; "Enter name of depositor:" &lt;&lt;"\n";</text:p>
      <text:p text:style-name="P3"><text:tab/><text:tab/>cin.getline ( name,30);</text:p>
      <text:p text:style-name="P3"><text:tab/><text:tab/>cout &lt;&lt;"Enter ac_no" &lt;&lt;"\n";</text:p>
      <text:p text:style-name="P3"><text:tab/><text:tab/>cin &gt;&gt;ac_no;</text:p>
      <text:p text:style-name="P3"><text:tab/>}</text:p>
      <text:p text:style-name="P3"><text:tab/>void withdraw(void){</text:p>
      <text:p text:style-name="P3"><text:tab/><text:tab/>if(bal &gt; 0)</text:p>
      <text:p text:style-name="P3"><text:tab/><text:tab/>{<text:tab/>cout &lt;&lt; "Enter amount withdraw";</text:p>
      <text:p text:style-name="P3"><text:tab/><text:tab/><text:tab/>cin &gt;&gt;wdraw;</text:p>
      <text:p text:style-name="P3"><text:tab/><text:tab/><text:tab/>bal=bal-wdraw;</text:p>
      <text:p text:style-name="P3"><text:tab/><text:tab/><text:tab/>if(bal &lt;=0){</text:p>
      <text:p text:style-name="P3"><text:tab/><text:tab/><text:tab/><text:tab/>cout &lt;&lt;"Transaction can't be possible" &lt;&lt;"\n";</text:p>
      <text:p text:style-name="P3"><text:tab/><text:tab/><text:tab/><text:tab/>bal=bal+wdraw;</text:p>
      <text:p text:style-name="P3"><text:tab/><text:tab/><text:tab/>}</text:p>
      <text:p text:style-name="P3"><text:tab/><text:tab/>}</text:p>
      <text:p text:style-name="P3"><text:tab/><text:tab/>else</text:p>
      <text:p text:style-name="P3"><text:tab/><text:tab/>cout &lt;&lt;"Transaction can't be possible" &lt;&lt;"\n";</text:p>
      <text:p text:style-name="P3"><text:tab/>}</text:p>
      <text:p text:style-name="P3"><text:tab/>void deposite(void){</text:p>
      <text:p text:style-name="P3"><text:tab/><text:tab/>cout &lt;&lt;"\n Enter amount to deposite";</text:p>
      <text:p text:style-name="P3"><text:tab/><text:tab/>cin &gt;&gt;depo;</text:p>
      <text:p text:style-name="P3"><text:tab/><text:tab/>bal=bal+depo;</text:p>
      <text:p text:style-name="P3"><text:tab/>}</text:p>
      <text:p text:style-name="P3"><text:tab/>void time(void){</text:p>
      <text:p text:style-name="P3"><text:tab/><text:tab/>cout &lt;&lt; "Enter the requird time in month" &lt;&lt;"\n";</text:p>
      <text:p text:style-name="P3"><text:tab/><text:tab/>cin &gt;&gt;t;</text:p>
      <text:p text:style-name="P3"><text:soft-page-break/><text:tab/><text:tab/>if(t &gt; 6){</text:p>
      <text:p text:style-name="P3"><text:tab/><text:tab/><text:tab/>cout &lt;&lt; "Intrest:" &lt;&lt; float(bal*.125*t/12) &lt;&lt;"\n";</text:p>
      <text:p text:style-name="P3"><text:tab/><text:tab/><text:tab/>bal=bal+ float(bal*.125*t/12);</text:p>
      <text:p text:style-name="P3"><text:tab/><text:tab/>}</text:p>
      <text:p text:style-name="P3"><text:tab/><text:tab/>else</text:p>
      <text:p text:style-name="P3"><text:tab/><text:tab/>bal=bal;</text:p>
      <text:p text:style-name="P3"><text:tab/>}</text:p>
      <text:p text:style-name="P3"><text:tab/>void display(void){</text:p>
      <text:p text:style-name="P3"><text:tab/><text:tab/>cout &lt;&lt; "\nName of depositor" &lt;&lt; name;</text:p>
      <text:p text:style-name="P3"><text:tab/><text:tab/>cout &lt;&lt; "\nAc_no :" &lt;&lt; ac_no;</text:p>
      <text:p text:style-name="P3"><text:tab/><text:tab/>cout &lt;&lt; "\nBalance :" &lt;&lt; bal;</text:p>
      <text:p text:style-name="P3"><text:tab/>}</text:p>
      <text:p text:style-name="P3">};</text:p>
      <text:p text:style-name="P3">void main(){</text:p>
      <text:p text:style-name="P3"><text:tab/>int i;</text:p>
      <text:p text:style-name="P3"><text:tab/>float bal;</text:p>
      <text:p text:style-name="P3"><text:tab/>clrscr();</text:p>
      <text:p text:style-name="P3"><text:tab/>acount a;</text:p>
      <text:p text:style-name="P3"><text:tab/>a.input();</text:p>
      <text:p text:style-name="P3"><text:tab/>do{</text:p>
      <text:p text:style-name="P3"><text:tab/><text:tab/>cout &lt;&lt;"\n1.Enter for deposite" <text:s/>;</text:p>
      <text:p text:style-name="P3"><text:tab/><text:tab/>cout &lt;&lt;"\n2.Enter for withdrow";</text:p>
      <text:p text:style-name="P3"><text:tab/><text:tab/>cout &lt;&lt;"\n3.Enter for balance";</text:p>
      <text:p text:style-name="P3"><text:tab/><text:tab/>cout &lt;&lt; "\n4.Enter for intrest";</text:p>
      <text:p text:style-name="P3"><text:tab/><text:tab/>cout &lt;&lt;"\n5.out";</text:p>
      <text:p text:style-name="P3"><text:tab/><text:tab/>cout &lt;&lt; "\nEnter your choice";</text:p>
      <text:p text:style-name="P3"><text:tab/><text:tab/>cin &gt;&gt;i;</text:p>
      <text:p text:style-name="P3"><text:tab/><text:tab/>switch(i){</text:p>
      <text:p text:style-name="P3"><text:tab/><text:tab/><text:tab/>case 1: a.deposite(); break;</text:p>
      <text:p text:style-name="P3"><text:tab/><text:tab/><text:tab/>case 2: a.withdraw(); break;</text:p>
      <text:p text:style-name="P3"><text:tab/><text:tab/><text:tab/>case 3: a.display(); break;</text:p>
      <text:p text:style-name="P3"><text:tab/><text:tab/><text:tab/>case 4: a.time(); break;</text:p>
      <text:p text:style-name="P3"><text:tab/><text:tab/><text:tab/>case 5: break;</text:p>
      <text:p text:style-name="P3"><text:tab/><text:tab/><text:tab/>default:"u enter the wrong choice";</text:p>
      <text:p text:style-name="P3"><text:tab/><text:tab/>}</text:p>
      <text:p text:style-name="P3"><text:tab/>}</text:p>
      <text:p text:style-name="P3"><text:tab/>while(i!=5);</text:p>
      <text:p text:style-name="Standard"><text:span text:style-name="T3"><text:tab/>getch();</text:span></text:p>
      <text:p text:style-name="Standard"><text:span text:style-name="T3">}</text:span></text:p>
      <text:p text:style-name="P4">Q6. Exception Handling.</text:p>
      <text:p text:style-name="P1"/>
      <text:p text:style-name="P1">Q7. Virtual Function.</text:p>
      <text:p text:style-name="P3"/>
      <text:p text:style-name="P1"/>
      <text:p text:style-name="P4">Q8. File Handling.</text:p>
      <text:p text:style-name="P1"><text:s/><text:span text:style-name="T3">Program to show file handling in cpp.</text:span></text:p>
      <text:p text:style-name="P1"><text:span text:style-name="T3"/></text:p>
      <text:p text:style-name="P1">Ans:</text:p>
      <text:p text:style-name="P3">#include&lt;iostream.h&gt;</text:p>
      <text:p text:style-name="P3">#include&lt;fstream.h&gt;</text:p>
      <text:p text:style-name="P3">#include&lt;stdlib.h&gt;</text:p>
      <text:p text:style-name="P3">int main(){</text:p>
      <text:p text:style-name="P3"><text:tab/>const int SIZE = 80;</text:p>
      <text:p text:style-name="P3"><text:tab/>char line[SIZE];</text:p>
      <text:p text:style-name="P3"/>
      <text:p text:style-name="P3"><text:tab/>ifstream fin1, fin2;</text:p>
      <text:p text:style-name="P3"><text:tab/>fin1.open("File");</text:p>
      <text:p text:style-name="P3"><text:tab/>fin2.open("File2");</text:p>
      <text:p text:style-name="P3"/>
      <text:p text:style-name="P3"><text:tab/>for(int i = 1; i &lt;= 10; i++){</text:p>
      <text:p text:style-name="P3"><text:tab/><text:tab/>if(fin1.eof() != 0){</text:p>
      <text:p text:style-name="P3"><text:tab/><text:tab/><text:tab/>cout &lt;&lt; "Exit from File1 \n";</text:p>
      <text:p text:style-name="P3"><text:tab/><text:tab/><text:tab/>exit(1);</text:p>
      <text:p text:style-name="P3"><text:tab/><text:tab/>}</text:p>
      <text:p text:style-name="P3"><text:tab/></text:p>
      <text:p text:style-name="P3"><text:tab/><text:tab/>fin1.getline(line, SIZE);</text:p>
      <text:p text:style-name="P3"><text:tab/><text:tab/>cout &lt;&lt; line;</text:p>
      <text:p text:style-name="P3"/>
      <text:p text:style-name="P3"><text:tab/><text:tab/>if(fin2.eof() != 0){</text:p>
      <text:p text:style-name="P3"><text:tab/><text:tab/><text:tab/>cout &lt;&lt; "Exit from File2 \n";</text:p>
      <text:p text:style-name="P3"><text:tab/><text:tab/><text:tab/>exit(1);</text:p>
      <text:p text:style-name="P3"><text:tab/><text:tab/>}</text:p>
      <text:p text:style-name="P3"><text:tab/></text:p>
      <text:p text:style-name="P3"><text:tab/><text:tab/>fin2.getline(line, SIZE);</text:p>
      <text:p text:style-name="P3"><text:tab/><text:tab/>cout &lt;&lt; line &lt;&lt; "\n";</text:p>
      <text:p text:style-name="P3"><text:tab/>}</text:p>
      <text:p text:style-name="P3"><text:tab/>return 0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IN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Nitin Kumar</meta:initial-creator>
    <meta:creation-date>2008-07-08T15:07:18</meta:creation-date>
    <dc:creator>Nitin Kumar</dc:creator>
    <dc:date>2008-07-08T15:39:34</dc:date>
    <meta:editing-cycles>13</meta:editing-cycles>
    <meta:editing-duration>PT32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1" meta:paragraph-count="283" meta:word-count="869" meta:character-count="6335"/>
  </office:meta>
</office:document-meta>
</file>